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80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5cm" fo:min-width="0cm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3" draw:id="id3">
          <draw:custom-shape draw:style-name="gr1" draw:text-style-name="P1" draw:layer="layout" svg:width="3.774cm" svg:height="1.836cm" svg:x="15.207cm" svg:y="13.68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04cm" svg:height="0.205cm" svg:x="15.104cm" svg:y="15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204cm" svg:height="0.204cm" svg:x="15.104cm" svg:y="14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204cm" svg:height="0.205cm" svg:x="15.104cm" svg:y="13.5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204cm" svg:height="0.204cm" svg:x="18.879cm" svg:y="15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204cm" svg:height="0.204cm" svg:x="18.879cm" svg:y="14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204cm" svg:height="0.204cm" svg:x="18.879cm" svg:y="1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4.896cm" svg:height="3.418cm" svg:x="14.687cm" svg:y="12.4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5" draw:id="id5">
          <draw:g>
            <draw:custom-shape draw:style-name="gr1" draw:text-style-name="P1" draw:layer="layout" svg:width="3.864cm" svg:height="1.881cm" svg:x="9.513cm" svg:y="20.6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209cm" svg:height="0.21cm" svg:x="9.408cm" svg:y="2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209cm" svg:height="0.209cm" svg:x="9.408cm" svg:y="21.4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209cm" svg:height="0.208cm" svg:x="9.408cm" svg:y="20.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209cm" svg:height="0.209cm" svg:x="10.4cm" svg:y="2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209cm" svg:height="0.209cm" svg:x="10.4cm" svg:y="21.4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209cm" svg:height="0.21cm" svg:x="10.4cm" svg:y="20.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208cm" svg:height="0.209cm" svg:x="11.393cm" svg:y="2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208cm" svg:height="0.21cm" svg:x="11.393cm" svg:y="21.4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208cm" svg:height="0.21cm" svg:x="11.393cm" svg:y="20.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208cm" svg:height="0.21cm" svg:x="12.385cm" svg:y="2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208cm" svg:height="0.21cm" svg:x="12.385cm" svg:y="21.4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208cm" svg:height="0.209cm" svg:x="12.385cm" svg:y="20.5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209cm" svg:height="0.209cm" svg:x="13.273cm" svg:y="2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209cm" svg:height="0.209cm" svg:x="13.273cm" svg:y="21.4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209cm" svg:height="0.21cm" svg:x="13.273cm" svg:y="20.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" draw:text-style-name="P1" draw:layer="layout" svg:width="5.014cm" svg:height="3.5cm" svg:x="8.892cm" svg:y="19.40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" xml:id="id2" draw:id="id2" draw:layer="layout" svg:width="4.367cm" svg:height="0.962cm" svg:x="15cm" svg:y="10.538cm">
          <draw:text-box>
            <text:p>RigidMapping</text:p>
          </draw:text-box>
        </draw:frame>
        <draw:connector draw:style-name="gr5" draw:text-style-name="P1" draw:layer="layout" svg:x1="17.16cm" svg:y1="9.333cm" svg:x2="17.183cm" svg:y2="10.538cm" draw:start-shape="id1" draw:start-glue-point="2" draw:end-shape="id2" draw:end-glue-point="0" svg:d="m17160 9333v603h23v602" svg:viewBox="0 0 24 1206">
          <text:p/>
        </draw:connector>
        <draw:connector draw:style-name="gr5" draw:text-style-name="P1" draw:layer="layout" svg:x1="17.183cm" svg:y1="11.5cm" svg:x2="17.135cm" svg:y2="12.498cm" draw:start-shape="id2" draw:start-glue-point="2" draw:end-shape="id3" draw:end-glue-point="0" svg:d="m17183 11500v499h-48v499" svg:viewBox="0 0 49 999">
          <text:p/>
        </draw:connector>
        <draw:frame draw:style-name="gr4" xml:id="id4" draw:id="id4" draw:layer="layout" svg:width="6.238cm" svg:height="0.962cm" svg:x="8.315cm" svg:y="17.692cm">
          <draw:text-box>
            <text:p>SubsetMultiMapping</text:p>
          </draw:text-box>
        </draw:frame>
        <draw:connector draw:style-name="gr5" draw:text-style-name="P1" draw:layer="layout" svg:x1="11.434cm" svg:y1="18.654cm" svg:x2="11.399cm" svg:y2="19.404cm" draw:start-shape="id4" draw:start-glue-point="2" draw:end-shape="id5" draw:end-glue-point="0" svg:d="m11434 18654v375h-35v375" svg:viewBox="0 0 36 751">
          <text:p/>
        </draw:connector>
        <draw:connector draw:style-name="gr5" draw:text-style-name="P1" draw:layer="layout" draw:line-skew="2.777cm" svg:x1="10.041cm" svg:y1="9.166cm" svg:x2="11.434cm" svg:y2="17.692cm" draw:start-shape="id6" draw:start-glue-point="2" draw:end-shape="id4" draw:end-glue-point="0" svg:d="m10041 9166v7041h1393v1485" svg:viewBox="0 0 1394 8527">
          <text:p/>
        </draw:connector>
        <draw:connector draw:style-name="gr5" draw:text-style-name="P1" draw:layer="layout" svg:x1="17.135cm" svg:y1="15.916cm" svg:x2="11.434cm" svg:y2="17.692cm" draw:start-shape="id3" draw:start-glue-point="2" draw:end-shape="id4" draw:end-glue-point="0" svg:d="m17135 15916v889h-5701v887" svg:viewBox="0 0 5702 1777">
          <text:p/>
        </draw:connector>
        <draw:frame draw:style-name="gr4" xml:id="id7" draw:id="id7" draw:layer="layout" svg:width="4.765cm" svg:height="0.962cm" svg:x="15.667cm" svg:y="20.026cm">
          <draw:text-box>
            <text:p>FemForceField</text:p>
          </draw:text-box>
        </draw:frame>
        <draw:connector draw:style-name="gr6" draw:text-style-name="P1" draw:layer="layout" svg:x1="13.906cm" svg:y1="21.154cm" svg:x2="15.667cm" svg:y2="20.507cm" draw:start-shape="id5" draw:start-glue-point="1" draw:end-shape="id7" draw:end-glue-point="3" svg:d="m13906 21154h882v-647h879" svg:viewBox="0 0 1762 648">
          <text:p/>
        </draw:connector>
        <draw:frame draw:style-name="gr4" xml:id="id8" draw:id="id8" draw:layer="layout" svg:width="2.018cm" svg:height="0.962cm" svg:x="15.899cm" svg:y="21.609cm">
          <draw:text-box>
            <text:p>Mass</text:p>
          </draw:text-box>
        </draw:frame>
        <draw:connector draw:style-name="gr6" draw:text-style-name="P1" draw:layer="layout" svg:x1="13.906cm" svg:y1="21.154cm" svg:x2="15.899cm" svg:y2="22.09cm" draw:start-shape="id5" draw:start-glue-point="1" draw:end-shape="id8" draw:end-glue-point="3" svg:d="m13906 21154h998v936h995" svg:viewBox="0 0 1994 937">
          <text:p/>
        </draw:connector>
        <draw:g>
          <draw:g xml:id="id6" draw:id="id6">
            <draw:g>
              <draw:custom-shape draw:style-name="gr1" draw:text-style-name="P1" draw:layer="layout" svg:width="4.51cm" svg:height="2.194cm" svg:x="7.407cm" svg:y="6.3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244cm" svg:height="0.244cm" svg:x="8.443cm" svg:y="8.4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244cm" svg:height="0.244cm" svg:x="8.443cm" svg:y="7.26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244cm" svg:height="0.244cm" svg:x="8.443cm" svg:y="6.22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244cm" svg:height="0.244cm" svg:x="9.601cm" svg:y="8.4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244cm" svg:height="0.244cm" svg:x="9.601cm" svg:y="7.26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244cm" svg:height="0.244cm" svg:x="9.601cm" svg:y="6.22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244cm" svg:height="0.245cm" svg:x="10.759cm" svg:y="8.4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244cm" svg:height="0.244cm" svg:x="10.759cm" svg:y="7.26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244cm" svg:height="0.244cm" svg:x="10.759cm" svg:y="6.2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3" draw:text-style-name="P1" draw:layer="layout" svg:width="6.417cm" svg:height="4.084cm" svg:x="6.833cm" svg:y="5.08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4" xml:id="id11" draw:id="id11" draw:layer="layout" svg:width="6.556cm" svg:height="0.962cm" svg:x="6.861cm" svg:y="5.166cm">
            <draw:text-box>
              <text:p>Independent particles</text:p>
            </draw:text-box>
          </draw:frame>
        </draw:g>
        <draw:g>
          <draw:g xml:id="id1" draw:id="id1">
            <draw:g>
              <draw:g>
                <draw:line draw:style-name="gr7" draw:text-style-name="P1" draw:layer="layout" svg:x1="15.19cm" svg:y1="7.72cm" svg:x2="16.444cm" svg:y2="7.72cm">
                  <text:p/>
                </draw:line>
                <draw:line draw:style-name="gr7" draw:text-style-name="P1" draw:layer="layout" svg:x1="15.13cm" svg:y1="7.72cm" svg:x2="15.13cm" svg:y2="6.466cm">
                  <text:p/>
                </draw:line>
              </draw:g>
              <draw:g>
                <draw:line draw:style-name="gr7" draw:text-style-name="P1" draw:layer="layout" svg:x1="18.175cm" svg:y1="7.78cm" svg:x2="19.429cm" svg:y2="7.78cm">
                  <text:p/>
                </draw:line>
                <draw:line draw:style-name="gr7" draw:text-style-name="P1" draw:layer="layout" svg:x1="18.116cm" svg:y1="7.78cm" svg:x2="18.116cm" svg:y2="6.526cm">
                  <text:p/>
                </draw:line>
              </draw:g>
            </draw:g>
            <draw:custom-shape draw:style-name="gr3" draw:text-style-name="P1" draw:layer="layout" svg:width="5.732cm" svg:height="4.001cm" svg:x="14.294cm" svg:y="5.33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4" xml:id="id12" draw:id="id12" draw:layer="layout" svg:width="4.058cm" svg:height="0.962cm" svg:x="14.985cm" svg:y="5.332cm">
            <draw:text-box>
              <text:p>Rigid frames</text:p>
            </draw:text-box>
          </draw:frame>
        </draw:g>
        <draw:frame draw:style-name="gr8" draw:layer="layout" svg:width="1.844cm" svg:height="1.295cm" svg:x="10.399cm" svg:y="19.525cm">
          <draw:text-box>
            <text:p>FEM</text:p>
          </draw:text-box>
        </draw:frame>
        <draw:custom-shape draw:style-name="gr9" draw:text-style-name="P1" xml:id="id9" draw:id="id9" draw:layer="layout" svg:width="5.852cm" svg:height="1.75cm" svg:x="9.902cm" svg:y="1.416cm">
          <text:p text:style-name="P1">Composite mode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xml:id="id10" draw:id="id10" draw:layer="layout" svg:width="2.297cm" svg:height="0.962cm" svg:x="17.735cm" svg:y="1.787cm">
          <draw:text-box>
            <text:p>Solver</text:p>
          </draw:text-box>
        </draw:frame>
        <draw:connector draw:style-name="gr6" draw:text-style-name="P1" draw:layer="layout" svg:x1="15.754cm" svg:y1="2.291cm" svg:x2="17.735cm" svg:y2="2.268cm" draw:start-shape="id9" draw:start-glue-point="1" draw:end-shape="id10" draw:end-glue-point="3" svg:d="m15754 2291h992v-23h989" svg:viewBox="0 0 1982 24">
          <text:p/>
        </draw:connector>
        <draw:connector draw:style-name="gr5" draw:text-style-name="P1" draw:layer="layout" svg:x1="12.828cm" svg:y1="3.166cm" svg:x2="10.139cm" svg:y2="5.166cm" draw:start-shape="id9" draw:start-glue-point="2" draw:end-shape="id11" draw:end-glue-point="0" svg:d="m12828 3166v1001h-2689v999" svg:viewBox="0 0 2690 2001">
          <text:p/>
        </draw:connector>
        <draw:connector draw:style-name="gr5" draw:text-style-name="P1" draw:layer="layout" svg:x1="12.828cm" svg:y1="3.166cm" svg:x2="17.014cm" svg:y2="5.332cm" draw:start-shape="id9" draw:start-glue-point="2" draw:end-shape="id12" svg:d="m12828 3166v1084h4186v1082" svg:viewBox="0 0 4187 2167">
          <text:p/>
        </draw:connector>
        <draw:frame draw:style-name="gr4" draw:layer="layout" svg:width="5.324cm" svg:height="0.962cm" svg:x="14.5cm" svg:y="12.665cm">
          <draw:text-box>
            <text:p>Mapped particles</text:p>
          </draw:text-box>
        </draw:frame>
        <draw:line draw:style-name="gr10" draw:text-style-name="P1" draw:layer="layout" svg:x1="4.416cm" svg:y1="1.75cm" svg:x2="4.416cm" svg:y2="3.833cm">
          <text:p text:style-name="P1">Composite</text:p>
          <text:p text:style-name="P1">object</text:p>
        </draw:line>
        <draw:line draw:style-name="gr10" draw:text-style-name="P1" draw:layer="layout" svg:x1="4.333cm" svg:y1="4.583cm" svg:x2="4.333cm" svg:y2="9.333cm">
          <text:p text:style-name="P1">Independent </text:p>
          <text:p text:style-name="P1">DOFs</text:p>
        </draw:line>
        <draw:line draw:style-name="gr10" draw:text-style-name="P1" draw:layer="layout" svg:x1="4.333cm" svg:y1="11.083cm" svg:x2="4.416cm" svg:y2="22.5cm">
          <text:p text:style-name="P1">Mapped</text:p>
          <text:p text:style-name="P1">DOFs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faure </meta:initial-creator>
    <meta:creation-date>2013-03-23T19:24:26</meta:creation-date>
    <dc:date>2013-03-24T13:52:33</dc:date>
    <dc:creator>ffaure </dc:creator>
    <meta:editing-duration>PT15H31M25S</meta:editing-duration>
    <meta:editing-cycles>10</meta:editing-cycles>
    <meta:generator>LibreOffice/3.5$Linux_X86_64 LibreOffice_project/350m1$Build-2</meta:generator>
    <meta:document-statistic meta:object-count="75"/>
  </office:meta>
</office:document-meta>
</file>